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W1)" svg:font-family="'Times New (W1)'"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List_20_Paragraph" style:list-style-name="WWNum1">
      <style:paragraph-properties fo:margin-top="0in" fo:margin-bottom="0in" fo:line-height="100%"/>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structions for loading Ubuntu on a machine:</text:span></text:p>
      <text:list xml:id="list572736064" text:style-name="WWNum1">
        <text:list-item>
          <text:p text:style-name="P2"><text:span text:style-name="T1">Use a machine with a blank hard drive</text:span></text:p>
        </text:list-item>
        <text:list-item>
          <text:p text:style-name="P2"><text:span text:style-name="T1">Get an Ubuntu CD with version 9.04 (April, 2009) or newer</text:span></text:p>
        </text:list-item>
        <text:list-item>
          <text:p text:style-name="P2"><text:span text:style-name="T1">Load Ubuntu to the hard drive (standard instructions can be found on the Internet)</text:span></text:p>
        </text:list-item>
        <text:list-item>
          <text:p text:style-name="P2"><text:span text:style-name="T1">Set the screen resolution to 1280 by 1024</text:span></text:p>
        </text:list-item>
        <text:list-item>
          <text:p text:style-name="P2"><text:span text:style-name="T1">Copy the folder “synchem” to the Desktop</text:span></text:p>
        </text:list-item>
        <text:list-item>
          <text:p text:style-name="P2"><text:span text:style-name="T1">Start a terminal</text:span></text:p>
        </text:list-item>
        <text:list-item>
          <text:p text:style-name="P2"><text:span text:style-name="T1">Use the following commands from the terminal</text:span></text:p>
        </text:list-item>
        <text:list-item>
          <text:p text:style-name="P2"><text:span text:style-name="T1">cd Desktop</text:span></text:p>
        </text:list-item>
        <text:list-item>
          <text:p text:style-name="P2"><text:span text:style-name="T1">cd synchem</text:span></text:p>
        </text:list-item>
        <text:list-item>
          <text:p text:style-name="P2"><text:span text:style-name="T1">source run</text:span></text:p>
        </text:list-item>
        <text:list-item>
          <text:p text:style-name="P2"><text:span text:style-name="T1">./syn_view</text:span></text:p>
          <text:p text:style-name="P2"><text:span text:style-name="T1"><text:s/>-fullYou may get an error (libXm.so.3 not found) because X11 is missing</text:span></text:p>
        </text:list-item>
        <text:list-item>
          <text:p text:style-name="P2"><text:span text:style-name="T1">Go to Administration, Synaptic Package Manager</text:span></text:p>
        </text:list-item>
        <text:list-item>
          <text:p text:style-name="P2"><text:span text:style-name="T1">Go to Settings, then Repositories, check “Community maintained” ON if not so</text:span></text:p>
        </text:list-item>
        <text:list-item>
          <text:p text:style-name="P2"><text:span text:style-name="T1">Select libXt –dev, lesstif2, lesstif2 –doc, lesstif2 –bin, lesstif2 –dev to install</text:span></text:p>
        </text:list-item>
        <text:list-item>
          <text:p text:style-name="P2"><text:span text:style-name="T1">Use ./synlib for terminal mode to compile non-GUI programs of synchem</text:span></text:p>
        </text:list-item>
        <text:list-item>
          <text:p text:style-name="P2"><text:span text:style-name="T1">Use ./syguilib to compile all the GUI programs of synchem</text:span></text:p>
        </text:list-item>
        <text:list-item>
          <text:p text:style-name="P2"><text:span text:style-name="T1">Once installed, from the terminal mode, try ./buildgui syn_view (to compile synchem programs)</text:span></text:p>
        </text:list-item>
        <text:list-item>
          <text:p text:style-name="P2"><text:span text:style-name="T1">Instead of lesstif2, you may have to do the above with lesstif3 (atoms may not show up with lesstif2). You may have to delete all of the lesstif2 libraries to do this. Also, lesstif may work better than lesstif3 or lesstif2</text:span></text:p>
        </text:list-item>
        <text:list-item>
          <text:p text:style-name="P2"><text:span text:style-name="T1">I’ve found lesstif3 to be better than the other lesstif’s</text:span></text:p>
          <text:p text:style-name="P2"><text:span text:style-name="T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W1)" svg:font-family="'Times New (W1)'"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Times New (W1)" fo:font-size="10pt" fo:language="en" fo:country="US" style:letter-kerning="true" style:font-name-asian="Droid Sans Fallback" style:font-size-asian="10pt" style:language-asian="en" style:country-asian="US"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text-indent="0in" style:auto-text-indent="false"/>
      <style:text-properties style:font-size-complex="9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garwal</meta:initial-creator>
    <dc:creator>syntheticchemist </dc:creator>
    <meta:editing-cycles>2</meta:editing-cycles>
    <meta:creation-date>2011-05-05T14:10:00</meta:creation-date>
    <dc:date>2015-03-26T10:17:36</dc:date>
    <meta:editing-duration>PT23S</meta:editing-duration>
    <meta:generator>LibreOffice/3.4$Linux LibreOffice_project/340m1$Build-402</meta:generator>
    <meta:document-statistic meta:table-count="0" meta:image-count="0" meta:object-count="0" meta:page-count="1" meta:paragraph-count="21" meta:word-count="218" meta:character-count="1226" meta:non-whitespace-character-count="1047"/>
    <meta:user-defined meta:name="AppVersion">12.0000</meta:user-defined>
    <meta:user-defined meta:name="Company">T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